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000000" style:font-name="Liberation Serif" fo:font-size="13pt" fo:font-weight="normal" fo:background-color="transparent" style:font-size-asian="13pt" style:font-size-complex="13pt"/>
    </style:style>
    <style:style style:name="P2" style:family="paragraph" style:parent-style-name="Standard">
      <style:text-properties fo:color="#000000" style:font-name="Liberation Serif" fo:font-size="13pt" fo:background-color="transparent" style:font-size-asian="13pt" style:font-size-complex="13pt"/>
    </style:style>
    <style:style style:name="P3" style:family="paragraph" style:parent-style-name="Standard">
      <style:paragraph-properties style:line-height-at-least="0.198in"/>
      <style:text-properties fo:color="#000000" style:font-name="Liberation Serif" fo:font-size="13pt" fo:background-color="transparent" style:font-size-asian="13pt" style:font-size-complex="13pt"/>
    </style:style>
    <style:style style:name="P4" style:family="paragraph" style:parent-style-name="Standard">
      <style:paragraph-properties style:line-height-at-least="0.198in"/>
      <style:text-properties fo:color="#000000" style:font-name="Liberation Serif" fo:font-size="13pt" officeooo:rsid="001a8d81" officeooo:paragraph-rsid="001a8d81" fo:background-color="transparent" style:font-size-asian="13pt" style:font-size-complex="13pt"/>
    </style:style>
    <style:style style:name="P5" style:family="paragraph" style:parent-style-name="Standard">
      <style:text-properties fo:color="#000000" style:font-name="Liberation Serif" fo:font-size="13pt" fo:language="zxx" fo:country="none" officeooo:rsid="0012f2ce" officeooo:paragraph-rsid="0014145a" fo:background-color="transparent" style:font-size-asian="13pt" style:language-asian="zxx" style:country-asian="none" style:font-size-complex="13pt" style:language-complex="zxx" style:country-complex="none"/>
    </style:style>
    <style:style style:name="P6" style:family="paragraph" style:parent-style-name="Standard">
      <style:text-properties style:font-name="Liberation Serif" fo:language="zxx" fo:country="none" officeooo:rsid="0012f2ce" officeooo:paragraph-rsid="0012f2ce" style:language-asian="zxx" style:country-asian="none" style:language-complex="zxx" style:country-complex="none"/>
    </style:style>
    <style:style style:name="P7" style:family="paragraph" style:parent-style-name="Standard">
      <style:text-properties style:font-name="Liberation Serif" fo:language="zxx" fo:country="none" officeooo:rsid="0012f2ce" officeooo:paragraph-rsid="0014145a" style:language-asian="zxx" style:country-asian="none" style:language-complex="zxx" style:country-complex="none"/>
    </style:style>
    <style:style style:name="P8" style:family="paragraph" style:parent-style-name="Standard">
      <style:paragraph-properties fo:text-align="justify" style:justify-single-word="false"/>
      <style:text-properties style:font-name="Liberation Serif" fo:language="zxx" fo:country="none" officeooo:rsid="0012f2ce" officeooo:paragraph-rsid="0014145a" style:language-asian="zxx" style:country-asian="none" style:language-complex="zxx" style:country-complex="none"/>
    </style:style>
    <style:style style:name="P9" style:family="paragraph" style:parent-style-name="Standard">
      <style:text-properties fo:language="zxx" fo:country="none" style:language-asian="zxx" style:country-asian="none" style:language-complex="zxx" style:country-complex="none"/>
    </style:style>
    <style:style style:name="P10" style:family="paragraph" style:parent-style-name="Standard">
      <style:paragraph-properties fo:text-align="center" style:justify-single-word="false"/>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 style:family="text">
      <style:text-properties fo:color="#000000" style:font-name="Liberation Serif" fo:font-size="13pt" fo:font-weight="normal" fo:background-color="transparent" loext:char-shading-value="0" style:font-size-asian="13pt" style:font-size-complex="13pt"/>
    </style:style>
    <style:style style:name="T2" style:family="text">
      <style:text-properties fo:color="#000000" style:font-name="Liberation Serif" fo:font-size="13pt" fo:font-weight="normal" officeooo:rsid="0016c093" fo:background-color="transparent" loext:char-shading-value="0" style:font-size-asian="13pt" style:font-size-complex="13pt"/>
    </style:style>
    <style:style style:name="T3" style:family="text">
      <style:text-properties fo:color="#000000" style:font-name="Liberation Serif" fo:font-size="13pt" fo:background-color="transparent" loext:char-shading-value="0" style:font-size-asian="13pt" style:font-size-complex="13pt"/>
    </style:style>
    <style:style style:name="T4" style:family="text">
      <style:text-properties fo:color="#000000" style:font-name="Liberation Serif" fo:font-size="13pt" officeooo:rsid="00196a61" fo:background-color="transparent" loext:char-shading-value="0" style:font-size-asian="13pt" style:font-size-complex="13pt"/>
    </style:style>
    <style:style style:name="T5" style:family="text">
      <style:text-properties officeooo:rsid="0014145a"/>
    </style:style>
    <style:style style:name="T6" style:family="text">
      <style:text-properties fo:font-weight="normal"/>
    </style:style>
    <style:style style:name="T7" style:family="text">
      <style:text-properties fo:font-weight="normal" officeooo:rsid="0017b994"/>
    </style:style>
    <style:style style:name="T8" style:family="text">
      <style:text-properties fo:font-weight="normal" officeooo:rsid="00196a61"/>
    </style:style>
    <style:style style:name="T9" style:family="text">
      <style:text-properties fo:font-weight="normal" officeooo:rsid="0019dd7d"/>
    </style:style>
    <style:style style:name="T10" style:family="text">
      <style:text-properties officeooo:rsid="0017b994"/>
    </style:style>
    <style:style style:name="T11" style:family="text">
      <style:text-properties officeooo:rsid="00196a61"/>
    </style:style>
    <style:style style:name="T12" style:family="text">
      <style:text-properties officeooo:rsid="0019dd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 Simón Bolívar</text:p>
      <text:p text:style-name="P9">CI3715 Traductores e Interpretadores</text:p>
      <text:p text:style-name="P9">Fernando Gonzalez 08-10464</text:p>
      <text:p text:style-name="P9">Kevin Mena 13-10869</text:p>
      <text:p text:style-name="P9"/>
      <text:p text:style-name="P10">Informe Etapa 2: Parser</text:p>
      <text:p text:style-name="P6"/>
      <text:p text:style-name="P8">En el presente informe se pasará a explicar la implementación del analizador sintáctico así como detalles del mismo que nos parecen pertinentes. <text:span text:style-name="T5">Para la realización del analizador se construyo una gramática que reconociera el lenguaje GuardedUSB descrito, dado que el lenguaje de programación que estamos utilizando es Python utilizamos la herramienta de PLY con su módulo de YACC para el mismo, es decir, fueron creadas diversas funciones que hacen el papel de la productorias de la gramática de la siguiente forma:</text:span></text:p>
      <text:p text:style-name="P7"/>
      <text:p text:style-name="Standard"><text:span text:style-name="T2">P</text:span><text:span text:style-name="T1">_program: </text:span><text:span text:style-name="T2">Es la definición de lo que sería un bloque de instrucciones en el lenguaje, el mismo puede contener un bloque de declaración de variables, un contenido de instrucciones o ambas.</text:span></text:p>
      <text:p text:style-name="P2"/>
      <text:p text:style-name="P2"><text:span text:style-name="T10">P</text:span>_declaration: <text:span text:style-name="T10">Es el bloque de declaración de variables en el lenguaje, las cuales pueden ser de tres tipos (int, bool, array) y declarados de diversas formas.</text:span></text:p>
      <text:p text:style-name="P2"><text:span text:style-name="T6"/></text:p>
      <text:p text:style-name="P2"><text:span text:style-name="T10">P</text:span>_array: <text:span text:style-name="T10">Es el tipo de array utilizado para tanto la declaracion de las variables de este tipo, como algunas operaciones que lo requieran.</text:span></text:p>
      <text:p text:style-name="P2"/>
      <text:p text:style-name="P2"><text:span text:style-name="T10">P</text:span>_terminal: <text:span text:style-name="T10">Son los átomos de la gramática, de lo que estan compuestos todas las otras productorias y definen los tipos básicos que maneja el lenguaje.</text:span><text:span text:style-name="T7"> Fue conveniente agregar el tipo Quote para posibles futuros usos de manejo de String, ya que el lenguaje no tiene como tal un tipo específico String para las variables.</text:span><text:line-break/></text:p>
      <text:p text:style-name="P2"><text:span text:style-name="T10">P</text:span>_content: <text:span text:style-name="T11">Es lo que define el conjunto de instrucciones que se tiene dentro de un programa escrito en este lenguaje, también dado que un bloque puede estar dentro de otro bloque y así sucesivamente fue conveniente meter el tipo Bloque en esta productoria.</text:span></text:p>
      <text:p text:style-name="P2"><text:span text:style-name="T6"/></text:p>
      <text:p text:style-name="Standard"><text:span text:style-name="T4">P</text:span><text:span text:style-name="T3">_instruction: </text:span><text:span text:style-name="T4">Es como su nombre lo dice todos los tipos de instrucciones que posee el lenguaje en la gramática, un contenido esta formado por una secuencia de ellas.</text:span><text:span text:style-name="T3"><text:line-break/></text:span></text:p>
      <text:p text:style-name="P2"><text:span text:style-name="T11">P</text:span>_conditional: <text:span text:style-name="T11">Tipo de instrucción condicional del lenguaje, en ella se guardan tanto un tipo de condicional con una sola guardia o con múltiples guardias. Así como las expresiones a evaluar.</text:span></text:p>
      <text:p text:style-name="P2"><text:span text:style-name="T6"/></text:p>
      <text:p text:style-name="P1"><text:span text:style-name="T11">P</text:span>_guard: <text:span text:style-name="T11">Tipo guardia de los condicionales ya sean de tipo If como de tipo Do, depende de si estos tipos poseen más de una sola posibilidad al evaluar.</text:span></text:p>
      <text:p text:style-name="P3"><text:span text:style-name="T6"/></text:p>
      <text:p text:style-name="P1"><text:span text:style-name="T11">P</text:span>_asign: <text:span text:style-name="T11">Instrucción asignación para una variable de una expresión en concreto.</text:span></text:p>
      <text:p text:style-name="P3"><text:span text:style-name="T6"/></text:p>
      <text:p text:style-name="P3"><text:span text:style-name="T6"/></text:p>
      <text:p text:style-name="P3"><text:span text:style-name="T6"/></text:p>
      <text:p text:style-name="P1"><text:soft-page-break/><text:span text:style-name="T11">P</text:span>_input: <text:span text:style-name="T11">Instrucción de lectura del lenguaje, es necesario para una variable para ser usado.</text:span></text:p>
      <text:p text:style-name="P3"><text:span text:style-name="T6"/></text:p>
      <text:p text:style-name="P3"><text:span text:style-name="T8">P</text:span><text:span text:style-name="T6">_output(p): </text:span><text:span text:style-name="T8">Instrucción de salida del lenguaje, la cual puede mostrar una expresión o una concatenación de expresiones. Aquí si se aceptan los Strings.</text:span></text:p>
      <text:p text:style-name="P3"><text:span text:style-name="T6"/></text:p>
      <text:p text:style-name="P3"><text:span text:style-name="T9">P</text:span><text:span text:style-name="T6">_concatex</text:span><text:span text:style-name="T9">p: Productoria extra agregada para poder manejar la concatenación de expresiones para ser usadas en el Output.</text:span><text:span text:style-name="T6"><text:line-break/></text:span></text:p>
      <text:p text:style-name="P1"><text:span text:style-name="T12">P</text:span>_doloop: <text:span text:style-name="T12">Instrucción de iteración Do, junto con todas sus guardias.</text:span></text:p>
      <text:p text:style-name="P1"><text:span text:style-name="T6"/></text:p>
      <text:p text:style-name="P3"><text:span text:style-name="T9">P</text:span><text:span text:style-name="T6">_forloop: </text:span><text:span text:style-name="T9">Instrucción de iteración For.</text:span></text:p>
      <text:p text:style-name="P3"><text:span text:style-name="T9"/></text:p>
      <text:p text:style-name="P3"><text:span text:style-name="T9">P</text:span><text:span text:style-name="T6">_expression: </text:span><text:span text:style-name="T9">Tipo expresión utilizado a lo largo de la gramática por diversas productorias. Se considera a los terminales como una expresión ya que ayuda en diversas partes a diversificar el tipo de expresiones que se utilizan en ciertas productorias, también fue necesario agregar un par de expresiones extra a parte de las normales para ayudarnos con el tema de operaciones con arreglos y booleanos.</text:span><text:span text:style-name="T6"><text:line-break/></text:span></text:p>
      <text:p text:style-name="P3"><text:span text:style-name="T9">P</text:span><text:span text:style-name="T6">_arrayexpres: </text:span><text:span text:style-name="T9">Expresiones de tipo arreglo, para mejor manejo de las operaciones en las cuales es necesario interactuar con un arreglo.</text:span><text:span text:style-name="T6"><text:line-break/></text:span></text:p>
      <text:p text:style-name="P3"><text:span text:style-name="T9">P</text:span><text:span text:style-name="T6">_aritmoper: </text:span><text:span text:style-name="T9">Expresiones aritméticas del lenguaje con todas sus variaciones.</text:span><text:span text:style-name="T6">'</text:span></text:p>
      <text:p text:style-name="P3"/>
      <text:p text:style-name="P1"><text:span text:style-name="T12">P</text:span>_Stroper: <text:span text:style-name="T12">Expresión extra de operaciones con ids, con el motivo de facilitar las concatenaciones de los mismos.</text:span></text:p>
      <text:p text:style-name="P3"><text:span text:style-name="T6"/></text:p>
      <text:p text:style-name="P3"><text:span text:style-name="T9">P</text:span><text:span text:style-name="T6">_arrayoper: </text:span><text:span text:style-name="T9">Expresiones de tipo operaciones de arreglos, en esta se engloban todos los tipos de operaciones que puede recibir un arreglo.</text:span></text:p>
      <text:p text:style-name="P3"><text:span text:style-name="T9"/></text:p>
      <text:p text:style-name="P1"><text:span text:style-name="T12">P</text:span>_opRel: <text:span text:style-name="T12">Operaciones de tipo relación utilizadas mayormente en los condicionales con todas sus variaciones.</text:span></text:p>
      <text:p text:style-name="P3"><text:span text:style-name="T6"/></text:p>
      <text:p text:style-name="P3"><text:span text:style-name="T9">P</text:span><text:span text:style-name="T6">_variables: </text:span><text:span text:style-name="T9">Tipo base variable conformada por un token de Id o un conjunto de variables dependiendo de la productoria.</text:span><text:span text:style-name="T6"><text:line-break/></text:span></text:p>
      <text:p text:style-name="P3"><text:span text:style-name="T9">P</text:span><text:span text:style-name="T6">_boolo</text:span><text:span text:style-name="T9">p</text:span><text:span text:style-name="T6">: </text:span><text:span text:style-name="T9">Operaciones booleanas de expresiones en el lenguaje.</text:span><text:span text:style-name="T6"><text:line-break/></text:span></text:p>
      <text:p text:style-name="P1"><text:span text:style-name="T12">P</text:span>_datatype: <text:span text:style-name="T12">Tipo de datos, es una productoria extra que es utlizada para la declaración de variables para darle a cada variable su tipo, y abarcar el caso especial en donde se tiene una declaración consecutiva de variables con distintos tipos entre sí.</text:span></text:p>
      <text:p text:style-name="P3"><text:span text:style-name="T6"/></text:p>
      <text:p text:style-name="P4"><text:span text:style-name="T6">Luego de haber declarado toda la gramática que estaremos utilizando para representar el lenguaje se hace uso de la herramienta YACC para que utilizando esta como base, y a parte la lista de tokens que reconoce el lenguaje que se le pasa como argumento viniendo del Lexer </text:span><text:soft-page-break/><text:span text:style-name="T6">hecho en la etapa anterior, lea un documento de tipo .gusb e identifique si pertenece o no al lenguaje que tenemos en cuestión. </text:span></text:p>
      <text:p text:style-name="P4"><text:span text:style-name="T6"/></text:p>
      <text:p text:style-name="P4"><text:span text:style-name="T6">Por último fue implementado un Árbol Sintáctico Abstracto como estructura de datos para encapsular la información que retorna en el parser en imprimirlo en pantalla en forma de árbol n-ario con la secuencia de instrucciones final tal como sería interpretada por el lenguaje. Este árbol fue hecho de forma tal que cada productoria en nuestra gramática tuviera su equivalente a una función de impresión de modo que a medida que se vaya descendiendo en el árbol se llame a la función que corresponde cada producción e imprima su valor en pantalla. </text:span></text:p>
      <text:p text:style-name="P4"><text:span text:style-name="T6"/></text:p>
      <text:p text:style-name="P4"><text:span text:style-name="T6">Como consideraciones adicionales fue necesario agregar una lista de símbolos para identificar diversos tokens del lenguaje, así como funciones especiales para mostrar la secuenciación de instrucciones y colores especiales para mejor lectura del árbol mostrad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Liberation Serif" fo:font-family="'Liberation Serif'" style:font-family-generic="roman" style:font-pitch="variable" fo:font-size="13pt" officeooo:rsid="0012f2ce" fo:background-color="transparent" style:font-size-asian="13pt" style:font-size-complex="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4:35.194297014</meta:creation-date>
    <dc:date>2019-11-06T22:19:08.050033188</dc:date>
    <meta:editing-duration>PT19M29S</meta:editing-duration>
    <meta:editing-cycles>3</meta:editing-cycles>
    <meta:generator>LibreOffice/5.1.6.2$Linux_X86_64 LibreOffice_project/10m0$Build-2</meta:generator>
    <meta:document-statistic meta:table-count="0" meta:image-count="0" meta:object-count="0" meta:page-count="3" meta:paragraph-count="32" meta:word-count="851" meta:character-count="5380" meta:non-whitespace-character-count="4552"/>
  </office:meta>
</office:document-meta>
</file>